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8.39999961853027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size="8.39999961853027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8.39999961853027pt" fo:font-weight="normal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Consolas" fo:font-size="8.39999961853027pt" fo:font-weight="normal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8.39999961853027pt" fo:font-weight="normal"/>
    </style:style>
    <style:style style:name="T11" style:family="text">
      <style:text-properties fo:color="#569cd6" loext:opacity="100%"/>
    </style:style>
    <style:style style:name="T12" style:family="text">
      <style:text-properties fo:color="#569cd6" loext:opacity="100%" style:font-name="Consolas" fo:font-size="8.39999961853027pt" fo:font-weight="normal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style:font-name="Consolas" fo:font-size="8.39999961853027pt" fo:font-weight="normal"/>
    </style:style>
    <style:style style:name="T15" style:family="text">
      <style:text-properties style:font-name="Consolas" fo:font-size="8.39999961853027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AddressController (Gerenciamento de Endereços)</text:span></text:h>
      <text:list text:style-name="L1">
        <text:list-item>
          <text:p text:style-name="P4">Criar um endereço: <text:span text:style-name="Source_20_Text">POST /addresses/</text:span></text:p>
        </text:list-item>
        <text:list-item>
          <text:p text:style-name="P4">Obter um endereço por ID: <text:span text:style-name="Source_20_Text">GET /addresses/{id}</text:span></text:p>
        </text:list-item>
        <text:list-item>
          <text:p text:style-name="P4">Listar todos os endereços: <text:span text:style-name="Source_20_Text">GET /addresses/</text:span></text:p>
        </text:list-item>
        <text:list-item>
          <text:p text:style-name="P4">Atualizar um endereço por ID: <text:span text:style-name="Source_20_Text">PUT /addresses/{id}</text:span></text:p>
        </text:list-item>
        <text:list-item>
          <text:p text:style-name="P3">Deletar um endereço por ID: <text:span text:style-name="Source_20_Text">DELETE /addresses/{id}</text:span></text:p>
        </text:list-item>
      </text:list>
      <text:p text:style-name="Horizontal_20_Line"/>
      <text:h text:style-name="Heading_20_3" text:outline-level="3"><text:span text:style-name="Strong_20_Emphasis">2. AuthController (Autenticação)</text:span></text:h>
      <text:list text:style-name="L2">
        <text:list-item>
          <text:p text:style-name="P5">Login de usuários (gerar token): <text:span text:style-name="Source_20_Text">POST /auth/login</text:span></text:p>
        </text:list-item>
      </text:list>
      <text:p text:style-name="Horizontal_20_Line"/>
      <text:h text:style-name="Heading_20_3" text:outline-level="3"><text:span text:style-name="Strong_20_Emphasis">3. ColaboratorController (Gerenciamento de Colaboradores)</text:span></text:h>
      <text:list text:style-name="L3">
        <text:list-item>
          <text:p text:style-name="P7">Criar um colaborador: <text:span text:style-name="Source_20_Text">POST /colaborators</text:span></text:p>
        </text:list-item>
        <text:list-item>
          <text:p text:style-name="P7">Obter um colaborador por ID: <text:span text:style-name="Source_20_Text">GET /colaborators/{id}</text:span></text:p>
        </text:list-item>
        <text:list-item>
          <text:p text:style-name="P7">Listar todos os colaboradores: <text:span text:style-name="Source_20_Text">GET /colaborators</text:span></text:p>
        </text:list-item>
        <text:list-item>
          <text:p text:style-name="P7">Listar colaboradores disponíveis para empréstimos: <text:span text:style-name="Source_20_Text">GET /colaborators/available-for-loan</text:span></text:p>
        </text:list-item>
        <text:list-item>
          <text:p text:style-name="P7">Atualizar um colaborador por ID: <text:span text:style-name="Source_20_Text">PUT /colaborators/{id}</text:span></text:p>
        </text:list-item>
        <text:list-item>
          <text:p text:style-name="P6">Deletar um colaborador por ID: <text:span text:style-name="Source_20_Text">DELETE /colaborators/{id}</text:span></text:p>
        </text:list-item>
      </text:list>
      <text:p text:style-name="Horizontal_20_Line"/>
      <text:h text:style-name="Heading_20_3" text:outline-level="3"><text:span text:style-name="Strong_20_Emphasis">4. CompanyController (Gerenciamento de Empresas)</text:span></text:h>
      <text:list text:style-name="L4">
        <text:list-item>
          <text:p text:style-name="P9">Criar uma empresa: <text:span text:style-name="Source_20_Text">POST /companies/</text:span></text:p>
        </text:list-item>
        <text:list-item>
          <text:p text:style-name="P9">Obter uma empresa por ID: <text:span text:style-name="Source_20_Text">GET /companies/{id}</text:span></text:p>
        </text:list-item>
        <text:list-item>
          <text:p text:style-name="P9">Listar todas as empresas: <text:span text:style-name="Source_20_Text">GET /companies/</text:span></text:p>
        </text:list-item>
        <text:list-item>
          <text:p text:style-name="P9">Atualizar uma empresa por ID: <text:span text:style-name="Source_20_Text">PUT /companies/{id}</text:span></text:p>
        </text:list-item>
        <text:list-item>
          <text:p text:style-name="P8">Deletar uma empresa por ID: <text:span text:style-name="Source_20_Text">DELETE /companies/{id}</text:span></text:p>
        </text:list-item>
      </text:list>
      <text:p text:style-name="Horizontal_20_Line"/>
      <text:h text:style-name="Heading_20_3" text:outline-level="3"><text:span text:style-name="Strong_20_Emphasis">5. FinancialReportController (Relatórios Financeiros)</text:span></text:h>
      <text:list text:style-name="L5">
        <text:list-item>
          <text:p text:style-name="P10">Gerar um relatório financeiro em PDF: <text:span text:style-name="Source_20_Text">GET /financial-reports/{id}/pdf</text:span></text:p>
        </text:list-item>
      </text:list>
      <text:p text:style-name="Horizontal_20_Line"/>
      <text:h text:style-name="Heading_20_3" text:outline-level="3"><text:span text:style-name="Strong_20_Emphasis">6. JobController (Gerenciamento de Cargos/Trabalhos)</text:span></text:h>
      <text:list text:style-name="L6">
        <text:list-item>
          <text:p text:style-name="P12">Criar um cargo: <text:span text:style-name="Source_20_Text">POST /jobs/</text:span></text:p>
        </text:list-item>
        <text:list-item>
          <text:p text:style-name="P12">Obter um cargo por ID: <text:span text:style-name="Source_20_Text">GET /jobs/{id}</text:span></text:p>
        </text:list-item>
        <text:list-item>
          <text:p text:style-name="P12">Listar todos os cargos: <text:span text:style-name="Source_20_Text">GET /jobs/</text:span></text:p>
        </text:list-item>
        <text:list-item>
          <text:p text:style-name="P12">Atualizar um cargo por ID: <text:span text:style-name="Source_20_Text">PUT /jobs/{id}</text:span></text:p>
        </text:list-item>
        <text:list-item>
          <text:p text:style-name="P11">Deletar um cargo por ID: <text:span text:style-name="Source_20_Text">DELETE /jobs/{id}</text:span></text:p>
        </text:list-item>
      </text:list>
      <text:p text:style-name="Horizontal_20_Line"><text:soft-page-break/></text:p>
      <text:h text:style-name="Heading_20_3" text:outline-level="3"><text:span text:style-name="Strong_20_Emphasis">7. LoanController (Gerenciamento de Empréstimos)</text:span></text:h>
      <text:list text:style-name="L7">
        <text:list-item>
          <text:p text:style-name="P14">Criar um empréstimo: <text:span text:style-name="Source_20_Text">POST /loans/</text:span></text:p>
        </text:list-item>
        <text:list-item>
          <text:p text:style-name="P14">Obter um empréstimo por ID: <text:span text:style-name="Source_20_Text">GET /loans/{id}</text:span></text:p>
        </text:list-item>
        <text:list-item>
          <text:p text:style-name="P14">Listar todos os empréstimos: <text:span text:style-name="Source_20_Text">GET /loans/</text:span></text:p>
        </text:list-item>
        <text:list-item>
          <text:p text:style-name="P14">Atualizar um empréstimo por ID: <text:span text:style-name="Source_20_Text">PUT /loans/{id}</text:span></text:p>
        </text:list-item>
        <text:list-item>
          <text:p text:style-name="P13">Deletar um empréstimo por ID: <text:span text:style-name="Source_20_Text">DELETE /loans/{id}</text:span></text:p>
        </text:list-item>
      </text:list>
      <text:p text:style-name="Horizontal_20_Line"/>
      <text:h text:style-name="Heading_20_3" text:outline-level="3"><text:span text:style-name="Strong_20_Emphasis">8. RepresentantController (Gerenciamento de Representantes)</text:span></text:h>
      <text:list text:style-name="L8">
        <text:list-item>
          <text:p text:style-name="P16">Criar um representante: <text:span text:style-name="Source_20_Text">POST /representants/</text:span></text:p>
        </text:list-item>
        <text:list-item>
          <text:p text:style-name="P16">Obter um representante por ID: <text:span text:style-name="Source_20_Text">GET /representants/{id}</text:span></text:p>
        </text:list-item>
        <text:list-item>
          <text:p text:style-name="P16">Listar todos os representantes: <text:span text:style-name="Source_20_Text">GET /representants/</text:span></text:p>
        </text:list-item>
        <text:list-item>
          <text:p text:style-name="P16">Atualizar um representante por ID: <text:span text:style-name="Source_20_Text">PUT /representants/{id}</text:span></text:p>
        </text:list-item>
        <text:list-item>
          <text:p text:style-name="P15">Deletar um representante por ID: <text:span text:style-name="Source_20_Text">DELETE /representants/{id}</text:span></text:p>
        </text:list-item>
      </text:list>
      <text:p text:style-name="Horizontal_20_Line"/>
      <text:h text:style-name="Heading_20_3" text:outline-level="3"><text:span text:style-name="Strong_20_Emphasis">9. UserController (Gerenciamento de Usuários)</text:span></text:h>
      <text:list text:style-name="L9">
        <text:list-item>
          <text:p text:style-name="P18">Criar um usuário: <text:span text:style-name="Source_20_Text">POST /users</text:span></text:p>
        </text:list-item>
        <text:list-item>
          <text:p text:style-name="P18">Obter um usuário por ID: <text:span text:style-name="Source_20_Text">GET /users/{id}</text:span></text:p>
        </text:list-item>
        <text:list-item>
          <text:p text:style-name="P18">Listar todos os usuários: <text:span text:style-name="Source_20_Text">GET /users</text:span></text:p>
        </text:list-item>
        <text:list-item>
          <text:p text:style-name="P18">Atualizar um usuário por ID: <text:span text:style-name="Source_20_Text">PUT /users/{id}</text:span></text:p>
        </text:list-item>
        <text:list-item>
          <text:p text:style-name="P17">Deletar um usuário por ID: <text:span text:style-name="Source_20_Text">DELETE /users/{id}</text:span></text:p>
        </text:list-item>
      </text:list>
      <text:p text:style-name="Horizontal_20_Line"/>
      <text:h text:style-name="Heading_20_3" text:outline-level="3"><text:span text:style-name="Strong_20_Emphasis">10. WorkScheduleController (Gerenciamento de Horários de Trabalho)</text:span></text:h>
      <text:list text:style-name="L10">
        <text:list-item>
          <text:p text:style-name="P20">Criar um horário de trabalho: <text:span text:style-name="Source_20_Text">POST /work-schedules/</text:span></text:p>
        </text:list-item>
        <text:list-item>
          <text:p text:style-name="P20">Obter um horário de trabalho por ID: <text:span text:style-name="Source_20_Text">GET /work-schedules/{id}</text:span></text:p>
        </text:list-item>
        <text:list-item>
          <text:p text:style-name="P20">Listar todos os horários de trabalho: <text:span text:style-name="Source_20_Text">GET /work-schedules/</text:span></text:p>
        </text:list-item>
        <text:list-item>
          <text:p text:style-name="P20">Atualizar um horário de trabalho por ID: <text:span text:style-name="Source_20_Text">PUT /work-schedules/{id}</text:span></text:p>
        </text:list-item>
        <text:list-item>
          <text:p text:style-name="P19">Deletar um horário de trabalho por ID: <text:span text:style-name="Source_20_Text">DELETE /work-schedules/{id}</text:span></text:p>
        </text:list-item>
      </text:list>
      <text:p text:style-name="Text_20_body">Essa estrutura cobre as funcionalidades principais do sistema com base nos controladores fornecidos. Caso precise de mais detalhes sobre os métodos ou serviços subjacentes, avise!</text:p>
      <text:p text:style-name="Standard"/>
      <text:p text:style-name="Standard"/>
      <text:p text:style-name="Standard"/>
      <text:p text:style-name="Standard"/>
      <text:p text:style-name="Standard"/>
      <text:p text:style-name="P2"><text:s text:c="135"/></text:p>
      <text:p text:style-name="P2"/>
      <text:p text:style-name="P2"/>
      <text:p text:style-name="P2"><text:soft-page-break/>import { useState } from "react";<text:line-break/>import apiClient from "../../axios/apiClient";<text:line-break/><text:line-break/>export default function useCrudOperations() {<text:line-break/> <text:s text:c="3"/>const [loading, setLoading] = useState(false);<text:line-break/> <text:s text:c="3"/>const [error, setError] = useState(null);<text:line-break/><text:line-break/> <text:s text:c="3"/>// Função genérica para realizar operações CRUD<text:line-break/> <text:s text:c="3"/>async function performCrudOperation(entity, method, data = null, id = null) {<text:line-break/> <text:s text:c="7"/>setLoading(true);<text:line-break/> <text:s text:c="7"/>setError(null);<text:line-break/><text:line-break/> <text:s text:c="7"/>let endpoint = `/${entity}`;<text:line-break/> <text:s text:c="7"/>if (id) {<text:line-break/> <text:s text:c="11"/>endpoint += `/${id}`;<text:line-break/> <text:s text:c="7"/>}<text:line-break/><text:line-break/> <text:s text:c="7"/>try {<text:line-break/> <text:s text:c="11"/>let response;<text:line-break/> <text:s text:c="11"/>switch (method.toLowerCase()) {<text:line-break/> <text:s text:c="15"/>case "get":<text:line-break/> <text:s text:c="19"/>response = await apiClient.get(endpoint);<text:line-break/> <text:s text:c="19"/>break;<text:line-break/> <text:s text:c="15"/>case "post":<text:line-break/> <text:s text:c="19"/>response = await apiClient.post(endpoint, data);<text:line-break/> <text:s text:c="19"/>break;<text:line-break/> <text:s text:c="15"/>case "put":<text:line-break/> <text:s text:c="19"/>response = await apiClient.put(endpoint, data);<text:line-break/> <text:s text:c="19"/>break;<text:line-break/> <text:s text:c="15"/>case "delete":<text:line-break/> <text:s text:c="19"/>response = await apiClient.delete(endpoint);<text:line-break/> <text:s text:c="19"/>break;<text:line-break/> <text:s text:c="15"/>default:<text:line-break/> <text:s text:c="19"/>throw new Error(`Método HTTP ${method} não suportado`);<text:line-break/> <text:s text:c="11"/>}<text:line-break/> <text:s text:c="11"/>return response.data;<text:line-break/> <text:s text:c="7"/>} catch (err) {<text:line-break/> <text:s text:c="11"/>console.error(`Erro na operação ${method} em ${entity}:`, err);<text:line-break/> <text:s text:c="11"/>setError(err);<text:line-break/> <text:s text:c="11"/>throw err;<text:line-break/> <text:s text:c="7"/>} finally {<text:line-break/> <text:s text:c="11"/>setLoading(false);<text:line-break/> <text:s text:c="7"/>}<text:line-break/> <text:s text:c="3"/>}<text:line-break/><text:line-break/> <text:s text:c="3"/>return { performCrudOperation, loading, error };<text:line-break/>}<text:line-break/></text:p>
      <text:p text:style-name="P2"/>
      <text:p text:style-name="P2"/>
      <text:p text:style-name="P2"><text:s text:c="124"/></text:p>
      <text:p text:style-name="P2"/>
      <text:h text:style-name="P1" text:outline-level="3"><text:soft-page-break/><text:span text:style-name="Strong_20_Emphasis">1. Página Inicial (Dashboard)</text:span></text:h>
      <text:p text:style-name="Text_20_body"><text:span text:style-name="Strong_20_Emphasis">Objetivo</text:span>: Oferecer uma visão geral do sistema com atalhos para as principais funcionalidades.</text:p>
      <text:list text:style-name="L11">
        <text:list-item>
          <text:p text:style-name="P22"><text:span text:style-name="Strong_20_Emphasis">Componentes:</text:span></text:p>
          <text:list>
            <text:list-item>
              <text:p text:style-name="P22"><text:span text:style-name="Strong_20_Emphasis">Resumo Estatístico</text:span>: Cards exibindo números gerais (ex.: total de usuários, empresas, relatórios financeiros).</text:p>
            </text:list-item>
            <text:list-item>
              <text:p text:style-name="P22"><text:span text:style-name="Strong_20_Emphasis">Menu de Navegação</text:span>: Atalhos para páginas como Usuários, Empresas, Empréstimos, etc.</text:p>
            </text:list-item>
            <text:list-item>
              <text:p text:style-name="P21"><text:span text:style-name="Strong_20_Emphasis">Últimas Atividades</text:span>: Lista com os registros mais recentes (ex.: últimos relatórios gerados, empréstimos ativo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ágina de Usuários</text:span></text:h>
      <text:p text:style-name="Text_20_body"><text:span text:style-name="Strong_20_Emphasis">Objetivo</text:span>: Gerenciar os usuários do sistema.</text:p>
      <text:list text:style-name="L12">
        <text:list-item>
          <text:p text:style-name="P24"><text:span text:style-name="Strong_20_Emphasis">Componentes:</text:span></text:p>
          <text:list>
            <text:list-item>
              <text:p text:style-name="P24"><text:span text:style-name="Strong_20_Emphasis">Tabela de Usuários</text:span>: Exibe lista paginada e pesquisável de usuários (colunas como Nome, E-mail, Status).</text:p>
            </text:list-item>
            <text:list-item>
              <text:p text:style-name="P24"><text:span text:style-name="Strong_20_Emphasis">Formulário de Cadastro/Atualização</text:span>: Para criar ou editar usuários.</text:p>
            </text:list-item>
            <text:list-item>
              <text:p text:style-name="P24"><text:span text:style-name="Strong_20_Emphasis">Botões de Ação</text:span>: Visualizar, Editar, Deletar.</text:p>
            </text:list-item>
            <text:list-item>
              <text:p text:style-name="P23"><text:span text:style-name="Strong_20_Emphasis">Filtro</text:span>: Por status, tipo de usuário, ou outros critéri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Página de Empresas</text:span></text:h>
      <text:p text:style-name="Text_20_body"><text:span text:style-name="Strong_20_Emphasis">Objetivo</text:span>: Gerenciar as empresas registradas.</text:p>
      <text:list text:style-name="L13">
        <text:list-item>
          <text:p text:style-name="P26"><text:span text:style-name="Strong_20_Emphasis">Componentes:</text:span></text:p>
          <text:list>
            <text:list-item>
              <text:p text:style-name="P26"><text:span text:style-name="Strong_20_Emphasis">Tabela de Empresas</text:span>: Lista com informações como Nome, Endereço, Representante.</text:p>
            </text:list-item>
            <text:list-item>
              <text:p text:style-name="P26"><text:span text:style-name="Strong_20_Emphasis">Formulário de Cadastro/Atualização</text:span>: Para adicionar ou editar empresas.</text:p>
            </text:list-item>
            <text:list-item>
              <text:p text:style-name="P26"><text:span text:style-name="Strong_20_Emphasis">Botões de Ação</text:span>: Visualizar, Editar, Deletar.</text:p>
            </text:list-item>
            <text:list-item>
              <text:p text:style-name="P25"><text:span text:style-name="Strong_20_Emphasis">Filtro</text:span>: Por setor, localizaçã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Página de Colaboradores</text:span></text:h>
      <text:p text:style-name="Text_20_body"><text:span text:style-name="Strong_20_Emphasis">Objetivo</text:span>: Gerenciar colaboradores disponíveis e vinculados.</text:p>
      <text:list text:style-name="L14">
        <text:list-item>
          <text:p text:style-name="P28"><text:span text:style-name="Strong_20_Emphasis">Componentes:</text:span></text:p>
          <text:list>
            <text:list-item>
              <text:p text:style-name="P28"><text:span text:style-name="Strong_20_Emphasis">Tabela de Colaboradores</text:span>: Exibe lista com Nome, Cargo, Status de Disponibilidade.</text:p>
            </text:list-item>
            <text:list-item>
              <text:p text:style-name="P28"><text:span text:style-name="Strong_20_Emphasis">Formulário de Cadastro/Atualização</text:span>: Para gerenciar colaboradores.</text:p>
            </text:list-item>
            <text:list-item>
              <text:p text:style-name="P28"><text:span text:style-name="Strong_20_Emphasis">Botões de Ação</text:span>: Adicionar/Remover empréstimos, Editar, Deletar.</text:p>
            </text:list-item>
            <text:list-item>
              <text:p text:style-name="P27"><text:span text:style-name="Strong_20_Emphasis">Filtro</text:span>: Por disponibilidade, carg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Página de Empréstimos</text:span></text:h>
      <text:p text:style-name="Text_20_body"><text:span text:style-name="Strong_20_Emphasis">Objetivo</text:span>: Gerenciar empréstimos de colaboradores para empresas.</text:p>
      <text:list text:style-name="L15">
        <text:list-item>
          <text:p text:style-name="P30"><text:soft-page-break/><text:span text:style-name="Strong_20_Emphasis">Componentes:</text:span></text:p>
          <text:list>
            <text:list-item>
              <text:p text:style-name="P30"><text:span text:style-name="Strong_20_Emphasis">Tabela de Empréstimos</text:span>: Com informações como Colaborador, Empresa, Status, Data de Devolução.</text:p>
            </text:list-item>
            <text:list-item>
              <text:p text:style-name="P30"><text:span text:style-name="Strong_20_Emphasis">Formulário de Cadastro/Atualização</text:span>: Para criar ou editar um empréstimo.</text:p>
            </text:list-item>
            <text:list-item>
              <text:p text:style-name="P30"><text:span text:style-name="Strong_20_Emphasis">Botões de Ação</text:span>: Finalizar empréstimo, Editar, Deletar.</text:p>
            </text:list-item>
            <text:list-item>
              <text:p text:style-name="P29"><text:span text:style-name="Strong_20_Emphasis">Filtro</text:span>: Por status (ativo, finalizado), empresa, colaborador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Página de Relatórios Financeiros</text:span></text:h>
      <text:p text:style-name="Text_20_body"><text:span text:style-name="Strong_20_Emphasis">Objetivo</text:span>: Gerenciar relatórios financeiros e gerar PDFs.</text:p>
      <text:list text:style-name="L16">
        <text:list-item>
          <text:p text:style-name="P32"><text:span text:style-name="Strong_20_Emphasis">Componentes:</text:span></text:p>
          <text:list>
            <text:list-item>
              <text:p text:style-name="P32"><text:span text:style-name="Strong_20_Emphasis">Tabela de Relatórios</text:span>: Lista de relatórios com ID, Empresa, Data.</text:p>
            </text:list-item>
            <text:list-item>
              <text:p text:style-name="P32"><text:span text:style-name="Strong_20_Emphasis">Botão de Ação</text:span>: Gerar PDF.</text:p>
            </text:list-item>
            <text:list-item>
              <text:p text:style-name="P32"><text:span text:style-name="Strong_20_Emphasis">Formulário de Cadastro/Atualização</text:span>: Para adicionar ou editar relatórios.</text:p>
            </text:list-item>
            <text:list-item>
              <text:p text:style-name="P31"><text:span text:style-name="Strong_20_Emphasis">Filtro</text:span>: Por empresa, período, status.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Página de Cargos/Trabalhos</text:span></text:h>
      <text:p text:style-name="Text_20_body"><text:span text:style-name="Strong_20_Emphasis">Objetivo</text:span>: Gerenciar os cargos/trabalhos disponíveis.</text:p>
      <text:list text:style-name="L17">
        <text:list-item>
          <text:p text:style-name="P34"><text:span text:style-name="Strong_20_Emphasis">Componentes:</text:span></text:p>
          <text:list>
            <text:list-item>
              <text:p text:style-name="P34"><text:span text:style-name="Strong_20_Emphasis">Tabela de Cargos</text:span>: Lista com Nome do Cargo, Descrição, Status.</text:p>
            </text:list-item>
            <text:list-item>
              <text:p text:style-name="P34"><text:span text:style-name="Strong_20_Emphasis">Formulário de Cadastro/Atualização</text:span>: Para adicionar ou editar cargos.</text:p>
            </text:list-item>
            <text:list-item>
              <text:p text:style-name="P34"><text:span text:style-name="Strong_20_Emphasis">Botões de Ação</text:span>: Editar, Deletar.</text:p>
            </text:list-item>
            <text:list-item>
              <text:p text:style-name="P33"><text:span text:style-name="Strong_20_Emphasis">Filtro</text:span>: Por setor, disponibilidade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Página de Horários de Trabalho</text:span></text:h>
      <text:p text:style-name="Text_20_body"><text:span text:style-name="Strong_20_Emphasis">Objetivo</text:span>: Gerenciar horários de trabalho associados a colaboradores.</text:p>
      <text:list text:style-name="L18">
        <text:list-item>
          <text:p text:style-name="P36"><text:span text:style-name="Strong_20_Emphasis">Componentes:</text:span></text:p>
          <text:list>
            <text:list-item>
              <text:p text:style-name="P36"><text:span text:style-name="Strong_20_Emphasis">Tabela de Horários</text:span>: Exibe dados como Colaborador, Horário de Início/Término, Status.</text:p>
            </text:list-item>
            <text:list-item>
              <text:p text:style-name="P36"><text:span text:style-name="Strong_20_Emphasis">Formulário de Cadastro/Atualização</text:span>: Para adicionar ou editar horários.</text:p>
            </text:list-item>
            <text:list-item>
              <text:p text:style-name="P36"><text:span text:style-name="Strong_20_Emphasis">Botões de Ação</text:span>: Editar, Deletar.</text:p>
            </text:list-item>
            <text:list-item>
              <text:p text:style-name="P35"><text:span text:style-name="Strong_20_Emphasis">Filtro</text:span>: Por colaborador, períod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Página de Representantes</text:span></text:h>
      <text:p text:style-name="Text_20_body"><text:span text:style-name="Strong_20_Emphasis">Objetivo</text:span>: Gerenciar os representantes das empresas.</text:p>
      <text:list text:style-name="L19">
        <text:list-item>
          <text:p text:style-name="P38"><text:span text:style-name="Strong_20_Emphasis">Componentes:</text:span></text:p>
          <text:list>
            <text:list-item>
              <text:p text:style-name="P38"><text:span text:style-name="Strong_20_Emphasis">Tabela de Representantes</text:span>: Lista de representantes com Nome, Empresa Associada, Contato.</text:p>
            </text:list-item>
            <text:list-item>
              <text:p text:style-name="P38"><text:soft-page-break/><text:span text:style-name="Strong_20_Emphasis">Formulário de Cadastro/Atualização</text:span>: Para adicionar ou editar representantes.</text:p>
            </text:list-item>
            <text:list-item>
              <text:p text:style-name="P38"><text:span text:style-name="Strong_20_Emphasis">Botões de Ação</text:span>: Editar, Deletar.</text:p>
            </text:list-item>
            <text:list-item>
              <text:p text:style-name="P37"><text:span text:style-name="Strong_20_Emphasis">Filtro</text:span>: Por empresa, carg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10. Página de Login</text:span></text:h>
      <text:p text:style-name="Text_20_body"><text:span text:style-name="Strong_20_Emphasis">Objetivo</text:span>: Autenticar o usuário.</text:p>
      <text:list text:style-name="L20">
        <text:list-item>
          <text:p text:style-name="P40"><text:span text:style-name="Strong_20_Emphasis">Componentes:</text:span></text:p>
          <text:list>
            <text:list-item>
              <text:p text:style-name="P40"><text:span text:style-name="Strong_20_Emphasis">Formulário de Login</text:span>: Campos para Nome de Usuário e Senha.</text:p>
            </text:list-item>
            <text:list-item>
              <text:p text:style-name="P40"><text:span text:style-name="Strong_20_Emphasis">Mensagem de Erro</text:span>: Caso as credenciais estejam incorretas.</text:p>
            </text:list-item>
            <text:list-item>
              <text:p text:style-name="P39"><text:span text:style-name="Strong_20_Emphasis">Botão Entrar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Navegação Global</text:span></text:h>
      <text:list text:style-name="L21">
        <text:list-item>
          <text:p text:style-name="P42"><text:span text:style-name="Strong_20_Emphasis">Barra de Navegação (Header)</text:span>:</text:p>
          <text:list>
            <text:list-item>
              <text:p text:style-name="P42">Links para as páginas principais.</text:p>
            </text:list-item>
            <text:list-item>
              <text:p text:style-name="P42">Menu suspenso para acessar configurações ou logout.</text:p>
            </text:list-item>
          </text:list>
        </text:list-item>
        <text:list-item>
          <text:p text:style-name="P42"><text:span text:style-name="Strong_20_Emphasis">Sidebar (opcional)</text:span>:</text:p>
          <text:list>
            <text:list-item>
              <text:p text:style-name="P42">Menu lateral com todas as seções do sistema.</text:p>
            </text:list-item>
          </text:list>
        </text:list-item>
        <text:list-item>
          <text:p text:style-name="P42"><text:span text:style-name="Strong_20_Emphasis">Rodapé</text:span>:</text:p>
          <text:list>
            <text:list-item>
              <text:p text:style-name="P41">Informações legais ou links úteis.</text:p>
            </text:list-item>
          </text:list>
        </text:list-item>
      </text:list>
      <text:p text:style-name="P2"/>
      <text:p text:style-name="P2"/>
      <text:p text:style-name="Standard"/>
      <text:p text:style-name="Standard"><text:s text:c="60"/></text:p>
      <text:p text:style-name="Standard">addresses</text:p>
      <text:p text:style-name="Standard">colaborators</text:p>
      <text:p text:style-name="Standard">companies</text:p>
      <text:p text:style-name="Standard">financial-reports</text:p>
      <text:p text:style-name="Standard">jobs</text:p>
      <text:p text:style-name="Standard">loans</text:p>
      <text:p text:style-name="Standard">representants</text:p>
      <text:p text:style-name="Standard">users</text:p>
      <text:p text:style-name="Standard">financial-reports</text:p>
      <text:p text:style-name="Standard">work-schedules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5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7:43:43.481000000</meta:creation-date>
    <dc:date>2024-11-28T20:16:08.575000000</dc:date>
    <meta:editing-duration>PT7H31M18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7" meta:paragraph-count="145" meta:word-count="1058" meta:character-count="8297" meta:non-whitespace-character-count="6634"/>
  </office:meta>
</office:document-meta>
</file>